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JK JP" svg:font-family="'Noto Serif CJK JP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bf0041" svg:stroke-opacity="0%" draw:fill-color="#bf0041" draw:textarea-horizontal-align="justify" draw:textarea-vertical-align="middle" draw:auto-grow-height="false" fo:min-height="1.469cm" fo:min-width="3.759cm" draw:shadow="visible"/>
      <style:paragraph-properties style:writing-mode="lr-tb"/>
    </style:style>
    <style:style style:name="gr2" style:family="graphic" style:parent-style-name="standard">
      <style:graphic-properties svg:stroke-color="#bf0041" svg:stroke-opacity="0%" draw:fill-color="#2a6099" draw:opacity="100%" draw:textarea-horizontal-align="justify" draw:textarea-vertical-align="middle" draw:auto-grow-height="false" fo:min-height="1.469cm" fo:min-width="3.759cm" draw:shadow="visible"/>
      <style:paragraph-properties style:writing-mode="lr-tb"/>
    </style:style>
    <style:style style:name="gr3" style:family="graphic" style:parent-style-name="standard">
      <style:graphic-properties svg:stroke-color="#bf0041" svg:stroke-opacity="0%" draw:fill-color="#158466" draw:opacity="100%" draw:textarea-horizontal-align="justify" draw:textarea-vertical-align="middle" draw:auto-grow-height="false" fo:min-height="1.469cm" fo:min-width="3.759cm" draw:shadow="visible"/>
      <style:paragraph-properties style:writing-mode="lr-tb"/>
    </style:style>
    <style:style style:name="gr4" style:family="graphic" style:parent-style-name="standard">
      <style:graphic-properties svg:stroke-color="#bf0041" svg:stroke-opacity="0%" draw:fill-color="#ffbf00" draw:opacity="100%" draw:textarea-horizontal-align="justify" draw:textarea-vertical-align="middle" draw:auto-grow-height="false" fo:min-height="1.469cm" fo:min-width="3.759cm" draw:shadow="visible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fill-color="#bf0041" draw:textarea-vertical-align="middle"/>
    </style:style>
    <style:style style:name="gr6" style:family="graphic" style:parent-style-name="objectwithoutfill">
      <style:graphic-properties svg:stroke-color="#000000" draw:marker-end="Arrowheads_20_2" draw:marker-end-width="0.3cm" draw:fill="none" draw:fill-color="#bf0041" draw:textarea-vertical-align="middle"/>
    </style:style>
    <style:style style:name="gr7" style:family="graphic" style:parent-style-name="objectwithoutfill">
      <style:graphic-properties svg:stroke-color="#000000" draw:marker-end="Arrowheads_20_3" draw:marker-end-width="0.3cm" draw:fill="none" draw:fill-color="#bf0041" draw:textarea-vertical-align="middle"/>
    </style:style>
    <style:style style:name="gr8" style:family="graphic" style:parent-style-name="objectwithoutfill">
      <style:graphic-properties svg:stroke-color="#000000" draw:marker-end="Arrowheads_20_4" draw:marker-end-width="0.3cm" draw:fill="none" draw:fill-color="#bf0041" draw:textarea-vertical-align="middle"/>
    </style:style>
    <style:style style:name="gr9" style:family="graphic" style:parent-style-name="objectwithoutfill">
      <style:graphic-properties svg:stroke-color="#000000" draw:marker-end="Arrowheads_20_6" draw:marker-end-width="0.3cm" draw:fill="none" draw:fill-color="#bf0041" draw:textarea-vertical-align="middle"/>
    </style:style>
    <style:style style:name="gr10" style:family="graphic" style:parent-style-name="standard">
      <style:graphic-properties svg:stroke-width="0.159cm" svg:stroke-color="#ff0000" draw:marker-start-width="0.438cm" draw:marker-end-width="0.438cm" draw:fill-color="#bf0041" draw:opacity="0%" draw:textarea-horizontal-align="justify" draw:textarea-vertical-align="middle" draw:auto-grow-height="false" fo:min-height="14.038cm" fo:min-width="4.58cm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fo:min-height="2.758cm"/>
      <style:paragraph-properties style:writing-mode="lr-tb"/>
    </style:style>
    <style:style style:name="gr12" style:family="graphic" style:parent-style-name="standard">
      <style:graphic-properties svg:stroke-width="0.159cm" svg:stroke-color="#3465a4" draw:marker-start-width="0.438cm" draw:marker-end-width="0.438cm" draw:fill-color="#bf0041" draw:opacity="0%" draw:textarea-horizontal-align="justify" draw:textarea-vertical-align="middle" draw:auto-grow-height="false" fo:min-height="13.88cm" fo:min-width="4.422cm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288cm"/>
      <style:paragraph-properties style:writing-mode="lr-tb"/>
    </style:style>
    <style:style style:name="gr16" style:family="graphic" style:parent-style-name="objectwithoutfill">
      <style:graphic-properties svg:stroke-width="0.212cm" svg:stroke-color="#bf0041" draw:marker-start-width="0.518cm" draw:marker-end-width="0.518cm" draw:fill="none" draw:fill-color="#bf0041" draw:textarea-vertical-align="middle" fo:padding-top="0.231cm" fo:padding-bottom="0.231cm" fo:padding-left="0.356cm" fo:padding-right="0.356cm"/>
    </style:style>
    <style:style style:name="gr17" style:family="graphic" style:parent-style-name="objectwithoutfill">
      <style:graphic-properties svg:stroke-width="0.212cm" svg:stroke-color="#2a6099" draw:marker-start-width="0.518cm" draw:marker-end-width="0.518cm" draw:fill="none" draw:fill-color="#bf0041" draw:textarea-vertical-align="middle" fo:padding-top="0.231cm" fo:padding-bottom="0.231cm" fo:padding-left="0.356cm" fo:padding-right="0.356cm"/>
    </style:style>
    <style:style style:name="gr18" style:family="graphic" style:parent-style-name="objectwithoutfill">
      <style:graphic-properties svg:stroke-width="0.212cm" svg:stroke-color="#ffbf00" draw:marker-start-width="0.518cm" draw:marker-end-width="0.518cm" draw:fill="none" draw:fill-color="#bf0041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none" draw:fill-color="#ffffff" fo:min-height="1.22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21" style:family="graphic" style:parent-style-name="objectwithoutfill">
      <style:graphic-properties svg:stroke-color="#ff0000" draw:marker-end="Arrowheads_20_9" draw:marker-end-width="0.3cm" draw:fill="none" draw:fill-color="#bf0041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f0041"/>
      <style:paragraph-properties fo:text-align="center"/>
      <style:text-properties fo:color="#ffffff" loext:opacity="100%" fo:font-weight="bold" style:font-weight-asian="bold" style:font-weight-complex="bold"/>
    </style:style>
    <style:style style:name="P3" style:family="paragraph">
      <loext:graphic-properties draw:fill-color="#2a6099" draw:opacity="100%"/>
      <style:paragraph-properties fo:text-align="center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-color="#158466" draw:opacity="100%"/>
      <style:paragraph-properties fo:text-align="center"/>
      <style:text-properties fo:color="#ffffff" loext:opacity="100%" fo:font-weight="bold" style:font-weight-asian="bold" style:font-weight-complex="bold"/>
    </style:style>
    <style:style style:name="P5" style:family="paragraph">
      <loext:graphic-properties draw:fill-color="#ffbf00" draw:opacity="100%"/>
      <style:paragraph-properties fo:text-align="center"/>
      <style:text-properties fo:color="#ffffff" loext:opacity="100%" fo:font-weight="bold" style:font-weight-asian="bold" style:font-weight-complex="bold"/>
    </style:style>
    <style:style style:name="P6" style:family="paragraph">
      <loext:graphic-properties draw:fill="none" draw:fill-color="#bf0041"/>
      <style:paragraph-properties fo:text-align="center"/>
    </style:style>
    <style:style style:name="P7" style:family="paragraph">
      <loext:graphic-properties draw:fill-color="#bf0041" draw:opacity="0%"/>
      <style:paragraph-properties fo:text-align="center"/>
    </style:style>
    <style:style style:name="P8" style:family="paragraph">
      <style:text-properties fo:color="#bf0041" loext:opacity="100%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bf0041" loext:opacity="100%" fo:font-weight="bold" style:font-weight-asian="bold" style:font-weight-complex="bold"/>
    </style:style>
    <style:style style:name="P10" style:family="paragraph">
      <style:text-properties fo:color="#2a6099" loext:opacity="100%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2a6099" loext:opacity="100%"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5" style:family="paragraph">
      <style:text-properties fo:color="#ffbf00" loext:opacity="100%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ffbf00" loext:opacity="100%" fo:font-weight="bold" style:font-weight-asian="bold" style:font-weight-complex="bold"/>
    </style:style>
    <style:style style:name="P17" style:family="paragraph">
      <style:text-properties fo:color="#ff0000" loext:opacity="100%" fo:font-weight="bold" style:font-weight-asian="bold" style:font-weight-complex="bold"/>
    </style:style>
    <style:style style:name="P18" style:family="paragraph">
      <loext:graphic-properties draw:fill="none" draw:fill-color="#ffffff"/>
      <style:text-properties fo:color="#ff0000" loext:opacity="100%" fo:font-weight="bold" style:font-weight-asian="bold" style:font-weight-complex="bold"/>
    </style:style>
    <style:style style:name="P19" style:family="paragraph">
      <style:paragraph-properties fo:text-align="end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ff" loext:opacity="100%" style:text-position="0% 100%"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color="#bf0041" loext:opacity="100%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bf0041" loext:opacity="100%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bf00" loext:opacity="100%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0000" loext:opacity="100%"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905cm" svg:x="2.27cm" svg:y="9.572cm">
          <text:p text:style-name="P1"><text:span text:style-name="T1">软件</text:span><text:span text:style-name="T1">A 1.0</text:span></text:p>
          <text:p text:style-name="P1"><text:span text:style-name="T2">以</text:span><text:span text:style-name="T2">GPL</text:span><text:span text:style-name="T2">发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445cm" svg:height="1.905cm" svg:x="12.654cm" svg:y="5.127cm">
          <text:p text:style-name="P1"><text:span text:style-name="T1">软件</text:span><text:span text:style-name="T1">A’ 1.0</text:span></text:p>
          <text:p text:style-name="P1"><text:span text:style-name="T2">以</text:span><text:span text:style-name="T2">GPL</text:span><text:span text:style-name="T2">发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445cm" svg:height="1.905cm" svg:x="2.27cm" svg:y="16.24cm">
          <text:p text:style-name="P1"><text:span text:style-name="T1">软件</text:span><text:span text:style-name="T1">B 1.0</text:span></text:p>
          <text:p text:style-name="P1"><text:span text:style-name="T2">以</text:span><text:span text:style-name="T2">MIT</text:span><text:span text:style-name="T2">发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445cm" svg:height="1.905cm" svg:x="12.628cm" svg:y="14.017cm">
          <text:p text:style-name="P1"><text:span text:style-name="T1">软件</text:span><text:span text:style-name="T1">AB 1.0</text:span></text:p>
          <text:p text:style-name="P1"><text:span text:style-name="T2">以</text:span><text:span text:style-name="T2">GPL</text:span><text:span text:style-name="T2">发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445cm" svg:height="1.905cm" svg:x="22.907cm" svg:y="14.017cm">
          <text:p text:style-name="P1"><text:span text:style-name="T1">软件</text:span><text:span text:style-name="T1">AB 2.0</text:span></text:p>
          <text:p text:style-name="P1"><text:span text:style-name="T2">以</text:span><text:span text:style-name="T2">GPL</text:span><text:span text:style-name="T2">发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45cm" svg:height="1.905cm" svg:x="12.628cm" svg:y="9.572cm">
          <text:p text:style-name="P1"><text:span text:style-name="T1">软件</text:span><text:span text:style-name="T1">A 1.1</text:span></text:p>
          <text:p text:style-name="P1"><text:span text:style-name="T2">以</text:span><text:span text:style-name="T2">GPL</text:span><text:span text:style-name="T2">发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445cm" svg:height="1.905cm" svg:x="22.907cm" svg:y="5.127cm">
          <text:p text:style-name="P1"><text:span text:style-name="T1">软件</text:span><text:span text:style-name="T1">A’ 1.1</text:span></text:p>
          <text:p text:style-name="P1"><text:span text:style-name="T2">以</text:span><text:span text:style-name="T2">GPL</text:span><text:span text:style-name="T2">发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45cm" svg:height="1.905cm" svg:x="22.907cm" svg:y="9.572cm">
          <text:p text:style-name="P1"><text:span text:style-name="T1">软件</text:span><text:span text:style-name="T1">A 1.2</text:span></text:p>
          <text:p text:style-name="P1"><text:span text:style-name="T2">以</text:span><text:span text:style-name="T2">GPL</text:span><text:span text:style-name="T2">发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7.35cm" svg:y1="10.525cm" svg:x2="12.112cm" svg:y2="10.525cm">
          <text:p/>
        </draw:line>
        <draw:line draw:style-name="gr5" draw:text-style-name="P6" draw:layer="layout" svg:x1="17.827cm" svg:y1="10.525cm" svg:x2="22.589cm" svg:y2="10.525cm">
          <text:p/>
        </draw:line>
        <draw:line draw:style-name="gr5" draw:text-style-name="P6" draw:layer="layout" svg:x1="17.827cm" svg:y1="6.08cm" svg:x2="22.589cm" svg:y2="6.08cm">
          <text:p/>
        </draw:line>
        <draw:line draw:style-name="gr5" draw:text-style-name="P6" draw:layer="layout" svg:x1="17.827cm" svg:y1="14.97cm" svg:x2="22.589cm" svg:y2="14.97cm">
          <text:p/>
        </draw:line>
        <draw:line draw:style-name="gr6" draw:text-style-name="P6" draw:layer="layout" svg:x1="7.35cm" svg:y1="9.89cm" svg:x2="12.112cm" svg:y2="6.397cm">
          <text:p/>
        </draw:line>
        <draw:line draw:style-name="gr7" draw:text-style-name="P6" draw:layer="layout" svg:x1="7.35cm" svg:y1="11.16cm" svg:x2="12.112cm" svg:y2="14.017cm">
          <text:p/>
        </draw:line>
        <draw:line draw:style-name="gr8" draw:text-style-name="P6" draw:layer="layout" svg:x1="7.35cm" svg:y1="17.51cm" svg:x2="12.112cm" svg:y2="15.287cm">
          <text:p/>
        </draw:line>
        <draw:line draw:style-name="gr9" draw:text-style-name="P6" draw:layer="layout" svg:x1="17.827cm" svg:y1="9.89cm" svg:x2="22.59cm" svg:y2="6.397cm">
          <text:p/>
        </draw:line>
        <draw:custom-shape draw:style-name="gr10" draw:text-style-name="P7" draw:layer="layout" svg:width="5.08cm" svg:height="14.288cm" svg:x="12.43cm" svg:y="3.54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6.985cm" svg:height="3.008cm" svg:x="12.112cm" svg:y="1.484cm">
          <draw:text-box>
            <text:p text:style-name="P8"><text:span text:style-name="T3">衍生作品：</text:span></text:p>
            <text:p text:style-name="P8"><text:span text:style-name="T3">也必须以</text:span><text:span text:style-name="T3">GPL</text:span><text:span text:style-name="T3">发布</text:span></text:p>
          </draw:text-box>
        </draw:frame>
        <draw:custom-shape draw:style-name="gr12" draw:text-style-name="P7" draw:layer="layout" svg:width="5.08cm" svg:height="14.288cm" svg:x="22.59cm" svg:y="3.539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6.985cm" svg:height="3.008cm" svg:x="22.272cm" svg:y="1.484cm">
          <draw:text-box>
            <text:p text:style-name="P10"><text:span text:style-name="T4">衍生作品的衍生作品：</text:span></text:p>
            <text:p text:style-name="P10"><text:span text:style-name="T4">仍然必须以</text:span><text:span text:style-name="T4">GPL</text:span><text:span text:style-name="T4">发布</text:span></text:p>
          </draw:text-box>
        </draw:frame>
        <draw:frame draw:style-name="gr13" draw:text-style-name="P12" draw:layer="layout" svg:width="4.127cm" svg:height="2.223cm" svg:x="7.639cm" svg:y="13.756cm">
          <draw:text-box>
            <text:p><text:span text:style-name="T5">与其他程序链接也属于衍生作品</text:span></text:p>
          </draw:text-box>
        </draw:frame>
        <draw:frame draw:style-name="gr13" draw:text-style-name="P12" draw:layer="layout" svg:width="4.127cm" svg:height="2.223cm" svg:x="8.62cm" svg:y="8.619cm">
          <draw:text-box>
            <text:p><text:span text:style-name="T5">基于原程序修改</text:span></text:p>
            <text:p><text:span text:style-name="T5">属于衍生作品</text:span></text:p>
          </draw:text-box>
        </draw:frame>
        <draw:frame draw:style-name="gr13" draw:text-style-name="P12" draw:layer="layout" svg:width="4.127cm" svg:height="2.223cm" svg:x="17.828cm" svg:y="6.714cm">
          <draw:text-box>
            <text:p><text:span text:style-name="T5">同步</text:span></text:p>
            <text:p><text:span text:style-name="T5">上游更新</text:span></text:p>
          </draw:text-box>
        </draw:frame>
        <draw:frame draw:style-name="gr13" draw:text-style-name="P12" draw:layer="layout" svg:width="4.127cm" svg:height="2.223cm" svg:x="18.462cm" svg:y="5.127cm">
          <draw:text-box>
            <text:p><text:span text:style-name="T5">进一步改进</text:span></text:p>
          </draw:text-box>
        </draw:frame>
        <draw:frame draw:style-name="gr13" draw:text-style-name="P12" draw:layer="layout" svg:width="4.127cm" svg:height="2.223cm" svg:x="18.462cm" svg:y="9.572cm">
          <draw:text-box>
            <text:p><text:span text:style-name="T5">进一步改进</text:span></text:p>
          </draw:text-box>
        </draw:frame>
        <draw:frame draw:style-name="gr13" draw:text-style-name="P12" draw:layer="layout" svg:width="4.127cm" svg:height="2.223cm" svg:x="18.462cm" svg:y="14.017cm">
          <draw:text-box>
            <text:p><text:span text:style-name="T5">进一步改进</text:span></text:p>
          </draw:text-box>
        </draw:frame>
        <draw:frame draw:style-name="gr14" draw:text-style-name="P14" draw:layer="layout" svg:width="2.857cm" svg:height="1.588cm" svg:x="2.905cm" svg:y="8.302cm">
          <draw:text-box>
            <text:p text:style-name="P13"><text:span text:style-name="T6">主线</text:span></text:p>
          </draw:text-box>
        </draw:frame>
        <draw:frame draw:style-name="gr15" draw:text-style-name="P12" draw:layer="layout" svg:width="5.08cm" svg:height="1.538cm" svg:x="2.27cm" svg:y="18.303cm">
          <draw:text-box>
            <text:p><text:span text:style-name="T7">MIT</text:span><text:span text:style-name="T7">与</text:span><text:span text:style-name="T7">GPL</text:span><text:span text:style-name="T7">兼</text:span><text:span text:style-name="T7">容，</text:span></text:p>
            <text:p><text:span text:style-name="T7">可链接并</text:span><text:span text:style-name="T7">以</text:span><text:span text:style-name="T7">GPL</text:span><text:span text:style-name="T7">发布</text:span></text:p>
          </draw:text-box>
        </draw:frame>
        <draw:line draw:style-name="gr16" draw:text-style-name="P6" draw:layer="layout" svg:x1="1.635cm" svg:y1="1.952cm" svg:x2="4.81cm" svg:y2="1.952cm">
          <text:p/>
        </draw:line>
        <draw:line draw:style-name="gr17" draw:text-style-name="P6" draw:layer="layout" svg:x1="1.635cm" svg:y1="2.587cm" svg:x2="4.81cm" svg:y2="2.587cm">
          <text:p/>
        </draw:line>
        <draw:line draw:style-name="gr18" draw:text-style-name="P6" draw:layer="layout" svg:x1="1.635cm" svg:y1="3.222cm" svg:x2="4.81cm" svg:y2="3.222cm">
          <text:p/>
        </draw:line>
        <draw:frame draw:style-name="gr19" draw:text-style-name="P9" draw:layer="layout" svg:width="3.81cm" svg:height="1.479cm" svg:x="4.81cm" svg:y="1.447cm">
          <draw:text-box>
            <text:p text:style-name="P8"><text:span text:style-name="T8">软件</text:span><text:span text:style-name="T8">A</text:span><text:span text:style-name="T8">的</text:span><text:span text:style-name="T8">主线</text:span></text:p>
          </draw:text-box>
        </draw:frame>
        <draw:line draw:style-name="gr16" draw:text-style-name="P6" draw:layer="layout" svg:x1="1.636cm" svg:y1="1.952cm" svg:x2="4.811cm" svg:y2="1.952cm">
          <text:p/>
        </draw:line>
        <draw:frame draw:style-name="gr19" draw:text-style-name="P11" draw:layer="layout" svg:width="4.445cm" svg:height="1.479cm" svg:x="4.81cm" svg:y="2.098cm">
          <draw:text-box>
            <text:p text:style-name="P10"><text:span text:style-name="T9">团队</text:span><text:span text:style-name="T9">X</text:span><text:span text:style-name="T9">的分支</text:span></text:p>
          </draw:text-box>
        </draw:frame>
        <draw:frame draw:style-name="gr19" draw:text-style-name="P16" draw:layer="layout" svg:width="4.762cm" svg:height="1.479cm" svg:x="4.81cm" svg:y="2.696cm">
          <draw:text-box>
            <text:p text:style-name="P15"><text:span text:style-name="T10">商业公司</text:span><text:span text:style-name="T10">Y</text:span><text:span text:style-name="T10">的分支</text:span></text:p>
          </draw:text-box>
        </draw:frame>
        <draw:frame draw:style-name="gr20" draw:text-style-name="P18" draw:layer="layout" svg:width="4.445cm" svg:height="2.54cm" svg:x="17.51cm" svg:y="11.16cm">
          <draw:text-box>
            <text:p text:style-name="P17"><text:span text:style-name="T11">A</text:span><text:span text:style-name="T11">的开发者参考</text:span></text:p>
            <text:p text:style-name="P17"><text:span text:style-name="T11">AB</text:span><text:span text:style-name="T11">改进程序</text:span></text:p>
          </draw:text-box>
        </draw:frame>
        <draw:line draw:style-name="gr21" draw:text-style-name="P6" draw:layer="layout" svg:x1="17.827cm" svg:y1="14.335cm" svg:x2="22.59cm" svg:y2="10.842cm">
          <text:p/>
        </draw:line>
        <draw:frame draw:style-name="gr22" draw:text-style-name="P20" draw:layer="layout" svg:width="5.398cm" svg:height="1.587cm" svg:x="23.224cm" svg:y="18.462cm">
          <draw:text-box>
            <text:p text:style-name="P19"><text:span text:style-name="T12">酷安</text:span><text:span text:style-name="T12">@HeroCreeper</text:span></text:p>
            <text:p text:style-name="P19"><text:span text:style-name="T12">CC-BY-SA 4.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CJK JP" svg:font-family="'Noto Serif CJK JP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30T17:02:29.743312222</meta:creation-date>
    <dc:date>2021-08-30T19:06:52.831223193</dc:date>
    <meta:editing-duration>PT40M16S</meta:editing-duration>
    <meta:editing-cycles>17</meta:editing-cycles>
    <meta:generator>LibreOffice/7.1.5.2$Linux_X86_64 LibreOffice_project/10$Build-2</meta:generator>
    <meta:document-statistic meta:object-count="38"/>
  </office:meta>
</office:document-meta>
</file>